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7681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2354in"/>
    </style:style>
    <style:style style:name="co11" style:family="table-column">
      <style:table-column-properties fo:break-before="auto" style:column-width="0.5035in"/>
    </style:style>
    <style:style style:name="co12" style:family="table-column">
      <style:table-column-properties fo:break-before="auto" style:column-width="0.4071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0.3102in"/>
    </style:style>
    <style:style style:name="co15" style:family="table-column">
      <style:table-column-properties fo:break-before="auto" style:column-width="0.418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2673in"/>
    </style:style>
    <style:style style:name="co18" style:family="table-column">
      <style:table-column-properties fo:break-before="auto" style:column-width="0.1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5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14" style:family="table-cell" style:parent-style-name="Default">
      <style:table-cell-properties fo:background-color="transparent"/>
      <style:text-properties fo:color="#ffffff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29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4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2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3" style:family="table-cell" style:parent-style-name="Default">
      <style:table-cell-properties fo:background-color="#ffbf00" fo:border="none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29"/>
    <style:style style:name="gr1" style:family="graphic" style:parent-style-name="Default">
      <style:graphic-properties draw:marker-start="Arrowheads_20_2" draw:fill="none" draw:textarea-horizontal-align="justify" draw:textarea-vertical-align="middle" draw:auto-grow-height="false" fo:min-height="1.2811in" fo:min-width="1.2811in" loext:decorative="false"/>
      <style:paragraph-properties fo:text-align="center"/>
    </style:style>
    <style:style style:name="gr2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svg:stroke-color="#ff8000"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 +[.M9] * 5)" office:value-type="float" office:value="5" calcext:value-type="float">
            <text:p>5</text:p>
          </table:table-cell>
          <table:table-cell table:formula="of:=ROUND([.M3] +[.M10] * 5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0" calcext:value-type="float">
            <text:p>0</text:p>
          </table:table-cell>
          <table:table-cell table:formula="of:=[.$F$6]*([.E9] - [.$L$3])+[.$M$3]" office:value-type="float" office:value="0.4" calcext:value-type="float">
            <text:p>0.4</text:p>
          </table:table-cell>
          <table:table-cell table:number-columns-repeated="4"/>
          <table:table-cell office:value-type="string" calcext:value-type="string">
            <text:p>cos</text:p>
          </table:table-cell>
          <table:table-cell table:style-name="ce2" table:formula="of:=COS(RADIANS(20))" office:value-type="float" office:value="0.939692620785908" calcext:value-type="float">
            <text:p>0.9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1" calcext:value-type="float">
            <text:p>1</text:p>
          </table:table-cell>
          <table:table-cell table:formula="of:=[.$F$6]*([.E10] - [.$L$3])+[.$M$3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sen</text:p>
          </table:table-cell>
          <table:table-cell table:style-name="ce2" table:formula="of:=SIN(RADIANS(20))" office:value-type="float" office:value="0.342020143325669" calcext:value-type="float">
            <text:p>0.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1" calcext:value-type="float">
            <text:p>1</text:p>
          </table:table-cell>
          <table:table-cell table:formula="of:=[.$F$6]*([.E11] - [.$L$3])+[.$M$3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2" calcext:value-type="float">
            <text:p>2</text:p>
          </table:table-cell>
          <table:table-cell table:formula="of:=[.$F$6]*([.E12] - [.$L$3])+[.$M$3]"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2" calcext:value-type="float">
            <text:p>2</text:p>
          </table:table-cell>
          <table:table-cell table:formula="of:=[.$F$6]*([.E13] - [.$L$3])+[.$M$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2" calcext:value-type="float">
            <text:p>2</text:p>
          </table:table-cell>
          <table:table-cell table:formula="of:=[.$F$6]*([.E14] - [.$L$3])+[.$M$3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3" calcext:value-type="float">
            <text:p>3</text:p>
          </table:table-cell>
          <table:table-cell table:formula="of:=[.$F$6]*([.E15] - [.$L$3])+[.$M$3]"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3" calcext:value-type="float">
            <text:p>3</text:p>
          </table:table-cell>
          <table:table-cell table:formula="of:=[.$F$6]*([.E16] - [.$L$3])+[.$M$3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([.$F$6]*([.E17] - [.$L$3])+[.$M$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[.$F$6]*([.E18] - [.$L$3])+[.$M$3])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LERP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ROUND([.$F$6]*([.E19] - [.$L$3])+[.$M$3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n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([.$F$6]*([.E20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ax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([.$F$6]*([.E21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in2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([.$F$6]*([.E22] - [.$L$3])+[.$M$3]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ax2</text:p>
          </table:table-cell>
          <table:table-cell table:formula="of:=(400-55)"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nto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peo</text:p>
          </table:table-cell>
          <table:table-cell table:formula="of:=[.K21]+(([.K23] - [.K19])*([.K22] - [.K21]))/([.K20]-[.K1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shapes>
          <draw:custom-shape draw:z-index="0" draw:name="Shape 1" draw:style-name="gr1" draw:text-style-name="P1" svg:width="1.811in" svg:height="1.811in" svg:x="16.5965in" svg:y="4.193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" draw:name="Line 1" draw:style-name="gr2" draw:text-style-name="P2" svg:x1="17.5213in" svg:y1="5.0866in" svg:x2="17.5453in" svg:y2="3.2598in">
            <text:p/>
          </draw:line>
          <draw:line draw:z-index="2" draw:name="Line 3" draw:style-name="gr2" draw:text-style-name="P2" svg:x1="17.5201in" svg:y1="5.0878in" svg:x2="19.8067in" svg:y2="5.0988in">
            <text:p/>
          </draw:line>
          <draw:line draw:z-index="3" draw:name="Line 4" draw:style-name="gr2" draw:text-style-name="P2" svg:x1="17.6012in" svg:y1="5.0004in" svg:x2="19.2512in" svg:y2="3.3299in">
            <text:p/>
          </draw:line>
          <draw:line draw:z-index="4" draw:name="Horizontal line 1" draw:style-name="gr2" draw:text-style-name="P2" svg:x1="17.487in" svg:y1="5.0772in" svg:x2="15.9811in" svg:y2="5.0772in">
            <text:p/>
          </draw:line>
          <draw:line draw:z-index="5" draw:name="Line 2" draw:style-name="gr2" draw:text-style-name="P2" svg:x1="17.4028in" svg:y1="5.022in" svg:x2="16.2094in" svg:y2="3.7449in">
            <text:p/>
          </draw:line>
          <draw:line draw:z-index="6" draw:name="Line 5" draw:style-name="gr2" draw:text-style-name="P2" svg:x1="17.5146in" svg:y1="5.0772in" svg:x2="16.2094in" svg:y2="6.4748in">
            <text:p/>
          </draw:line>
          <draw:line draw:z-index="7" draw:name="Line 6" draw:style-name="gr2" draw:text-style-name="P2" svg:x1="17.5898in" svg:y1="5.1756in" svg:x2="19.0622in" svg:y2="6.6602in">
            <text:p/>
          </draw:line>
          <draw:line draw:z-index="8" draw:name="Vertical line 1" draw:style-name="gr2" draw:text-style-name="P2" svg:x1="17.5339in" svg:y1="5.0878in" svg:x2="17.5339in" svg:y2="6.5839in">
            <text:p/>
          </draw:line>
          <draw:line draw:z-index="9" draw:name="Line 7" draw:style-name="gr3" draw:text-style-name="P2" svg:x1="4.3358in" svg:y1="4.315in" svg:x2="5.8626in" svg:y2="3.5488in">
            <text:p/>
          </draw:line>
          <draw:line draw:z-index="10" draw:name="Line 10" draw:style-name="gr2" draw:text-style-name="P2" svg:x1="4.0587in" svg:y1="4.902in" svg:x2="5.2138in" svg:y2="4.3177in">
            <text:p/>
          </draw:line>
          <draw:line draw:z-index="11" draw:name="Line 11" draw:style-name="gr2" draw:text-style-name="P2" svg:x1="4.2823in" svg:y1="4.5665in" svg:x2="4.8409in" svg:y2="4.289in">
            <text:p/>
          </draw:line>
        </table:shapes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32" table:default-cell-style-name="Default"/>
        <table:table-column table:style-name="co11" table:number-columns-repeated="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5" table:default-cell-style-name="Default"/>
        <table:table-column table:style-name="co17" table:default-cell-style-name="Default"/>
        <table:table-column table:style-name="co6" table:number-columns-repeated="906" table:default-cell-style-name="Default"/>
        <table:table-row table:style-name="ro2" table:number-rows-repeated="3">
          <table:table-cell table:number-columns-repeated="963"/>
        </table:table-row>
        <table:table-row table:style-name="ro2">
          <table:table-cell table:number-columns-repeated="50"/>
          <table:table-cell table:formula="of:=2/5" office:value-type="float" office:value="0.4" calcext:value-type="float">
            <text:p>0.4</text:p>
          </table:table-cell>
          <table:table-cell table:number-columns-repeated="912"/>
        </table:table-row>
        <table:table-row table:style-name="ro2">
          <table:table-cell table:number-columns-repeated="15"/>
          <table:table-cell office:value-type="string" calcext:value-type="string">
            <text:p>`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22"/>
        </table:table-row>
        <table:table-row table:style-name="ro2">
          <table:table-cell table:number-columns-repeated="38"/>
          <table:table-cell office:value-type="string" calcext:value-type="string">
            <text:p>P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22"/>
        </table:table-row>
        <table:table-row table:style-name="ro2">
          <table:table-cell table:number-columns-repeated="2"/>
          <table:table-cell table:formula="of:=[.C11]/5" office:value-type="float" office:value="0.173205080756888" calcext:value-type="float">
            <text:p>0.173205080756888</text:p>
          </table:table-cell>
          <table:table-cell table:number-columns-repeated="960"/>
        </table:table-row>
        <table:table-row table:style-name="ro2">
          <table:table-cell table:number-columns-repeated="56"/>
          <table:table-cell office:value-type="float" office:value="90" calcext:value-type="float">
            <text:p>90</text:p>
          </table:table-cell>
          <table:table-cell table:number-columns-repeated="906"/>
        </table:table-row>
        <table:table-row table:style-name="ro2">
          <table:table-cell table:number-columns-repeated="963"/>
        </table:table-row>
        <table:table-row table:style-name="ro2">
          <table:table-cell/>
          <table:table-cell office:value-type="string" calcext:value-type="string">
            <text:p>Seno (dy)</text:p>
          </table:table-cell>
          <table:table-cell table:formula="of:=SIN(RADIANS([.C12]))" office:value-type="float" office:value="-0.5" calcext:value-type="float">
            <text:p>-0.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number-columns-repeated="2"/>
          <table:table-cell table:style-name="ce5" table:number-columns-repeated="2"/>
          <table:table-cell table:style-name="ce11"/>
          <table:table-cell table:style-name="ce7"/>
          <table:table-cell table:style-name="ce5"/>
          <table:table-cell table:style-name="ce27"/>
          <table:table-cell table:style-name="ce5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style-name="ce5" table:number-columns-repeated="4"/>
          <table:table-cell table:style-name="ce11"/>
          <table:table-cell table:style-name="ce5" table:number-columns-repeated="4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number-columns-repeated="2"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Cosen (dx)</text:p>
          </table:table-cell>
          <table:table-cell table:formula="of:=COS(RADIANS([.C12]))" office:value-type="float" office:value="0.866025403784438" calcext:value-type="float">
            <text:p>0.866025403784438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N6] +[.C11]" office:value-type="float" office:value="5.86602540378444" calcext:value-type="float">
            <text:p>5.86602540378444</text:p>
          </table:table-cell>
          <table:table-cell table:style-name="ce10" table:formula="of:=[.AO6]+[.C10]" office:value-type="float" office:value="4.5" calcext:value-type="float">
            <text:p>4.5</text:p>
          </table:table-cell>
          <table:table-cell table:formula="of:=ROUND([.AM11])" office:value-type="float" office:value="6" calcext:value-type="float">
            <text:p>6</text:p>
          </table:table-cell>
          <table:table-cell table:formula="of:=ROUND([.AN11])" office:value-type="float" office:value="5" calcext:value-type="float">
            <text:p>5</text:p>
          </table:table-cell>
          <table:table-cell/>
          <table:table-cell table:formula="of:=[.AN6]-[.C11]" office:value-type="float" office:value="4.13397459621556" calcext:value-type="float">
            <text:p>4.13397459621556</text:p>
          </table:table-cell>
          <table:table-cell table:style-name="ce10" table:formula="of:=[.AO6]-[.C10]" office:value-type="float" office:value="5.5" calcext:value-type="float">
            <text:p>5.5</text:p>
          </table:table-cell>
          <table:table-cell table:formula="of:=ROUND([.AR11])" office:value-type="float" office:value="4" calcext:value-type="float">
            <text:p>4</text:p>
          </table:table-cell>
          <table:table-cell table:formula="of:=ROUND([.AS11])" office:value-type="float" office:value="6" calcext:value-type="float">
            <text:p>6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angulo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4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1]+[.$C$11]" office:value-type="float" office:value="6.73205080756888" calcext:value-type="float">
            <text:p>6.73205080756888</text:p>
          </table:table-cell>
          <table:table-cell table:style-name="ce10" table:formula="of:=[.AN11]+[.$C$10]" office:value-type="float" office:value="4" calcext:value-type="float">
            <text:p>4</text:p>
          </table:table-cell>
          <table:table-cell table:formula="of:=ROUND([.AM12])" office:value-type="float" office:value="7" calcext:value-type="float">
            <text:p>7</text:p>
          </table:table-cell>
          <table:table-cell table:formula="of:=ROUND([.AN12])" office:value-type="float" office:value="4" calcext:value-type="float">
            <text:p>4</text:p>
          </table:table-cell>
          <table:table-cell/>
          <table:table-cell table:formula="of:=[.AR11]-[.$C$11]" office:value-type="float" office:value="3.26794919243112" calcext:value-type="float">
            <text:p>3.26794919243112</text:p>
          </table:table-cell>
          <table:table-cell table:style-name="ce10" table:formula="of:=[.AS11]-[.$C$10]" office:value-type="float" office:value="6" calcext:value-type="float">
            <text:p>6</text:p>
          </table:table-cell>
          <table:table-cell table:formula="of:=ROUND([.AR12])" office:value-type="float" office:value="3" calcext:value-type="float">
            <text:p>3</text:p>
          </table:table-cell>
          <table:table-cell table:formula="of:=ROUND([.AS12])" office:value-type="float" office:value="6" calcext:value-type="float">
            <text:p>6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formula="of:=[.C10] /[.C11]" office:value-type="float" office:value="-0.577350269189627" calcext:value-type="float">
            <text:p>-0.577350269189627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4" office:value-type="float" office:value="4" calcext:value-type="float">
            <text:p>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2"/>
          <table:table-cell table:style-name="ce43"/>
          <table:table-cell table:style-name="ce29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2]+[.$C$11]" office:value-type="float" office:value="7.59807621135332" calcext:value-type="float">
            <text:p>7.59807621135332</text:p>
          </table:table-cell>
          <table:table-cell table:style-name="ce10" table:formula="of:=[.AN12]+[.$C$10]" office:value-type="float" office:value="3.5" calcext:value-type="float">
            <text:p>3.5</text:p>
          </table:table-cell>
          <table:table-cell table:formula="of:=ROUND([.AM13])" office:value-type="float" office:value="8" calcext:value-type="float">
            <text:p>8</text:p>
          </table:table-cell>
          <table:table-cell table:formula="of:=ROUND([.AN13])" office:value-type="float" office:value="4" calcext:value-type="float">
            <text:p>4</text:p>
          </table:table-cell>
          <table:table-cell/>
          <table:table-cell table:formula="of:=[.AR12]-[.$C$11]" office:value-type="float" office:value="2.40192378864669" calcext:value-type="float">
            <text:p>2.40192378864669</text:p>
          </table:table-cell>
          <table:table-cell table:style-name="ce10" table:formula="of:=[.AS12]-[.$C$10]" office:value-type="float" office:value="6.5" calcext:value-type="float">
            <text:p>6.5</text:p>
          </table:table-cell>
          <table:table-cell table:formula="of:=ROUND([.AR13])" office:value-type="float" office:value="2" calcext:value-type="float">
            <text:p>2</text:p>
          </table:table-cell>
          <table:table-cell table:formula="of:=ROUND([.AS13])" office:value-type="float" office:value="7" calcext:value-type="float">
            <text:p>7</text:p>
          </table:table-cell>
          <table:table-cell table:number-columns-repeated="2"/>
          <table:table-cell table:style-name="ce34" table:formula="of:=[.AR13]/5" office:value-type="float" office:value="0.480384757729337" calcext:value-type="float">
            <text:p>0.48038475772933700000</text:p>
          </table:table-cell>
          <table:table-cell table:formula="of:=[.AS13]/5" office:value-type="float" office:value="1.3" calcext:value-type="float">
            <text:p>1.3</text:p>
          </table:table-cell>
          <table:table-cell table:number-columns-repeated="912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28" table:number-columns-repeated="3"/>
          <table:table-cell table:style-name="ce37"/>
          <table:table-cell table:style-name="ce42"/>
          <table:table-cell table:style-name="ce28" office:value-type="string" calcext:value-type="string">
            <text:p> </text:p>
          </table:table-cell>
          <table:table-cell table:style-name="ce28" table:number-columns-repeated="2"/>
          <table:table-cell table:style-name="ce37"/>
          <table:table-cell table:style-name="ce28" table:number-columns-repeated="2"/>
          <table:table-cell/>
          <table:table-cell table:style-name="ce28"/>
          <table:table-cell table:style-name="ce37"/>
          <table:table-cell table:style-name="ce9" table:number-columns-repeated="4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number-columns-repeated="2"/>
          <table:table-cell table:formula="of:=[.AM13]+[.$C$11]" office:value-type="float" office:value="8.46410161513775" calcext:value-type="float">
            <text:p>8.46410161513775</text:p>
          </table:table-cell>
          <table:table-cell table:style-name="ce10" table:formula="of:=[.AN13]+[.$C$10]" office:value-type="float" office:value="3" calcext:value-type="float">
            <text:p>3</text:p>
          </table:table-cell>
          <table:table-cell table:formula="of:=ROUND([.AM14])" office:value-type="float" office:value="8" calcext:value-type="float">
            <text:p>8</text:p>
          </table:table-cell>
          <table:table-cell table:formula="of:=ROUND([.AN14])" office:value-type="float" office:value="3" calcext:value-type="float">
            <text:p>3</text:p>
          </table:table-cell>
          <table:table-cell/>
          <table:table-cell table:formula="of:=[.AR13]-[.$C$11]" office:value-type="float" office:value="1.53589838486225" calcext:value-type="float">
            <text:p>1.53589838486225</text:p>
          </table:table-cell>
          <table:table-cell table:style-name="ce10" table:formula="of:=[.AS13]-[.$C$10]" office:value-type="float" office:value="7" calcext:value-type="float">
            <text:p>7</text:p>
          </table:table-cell>
          <table:table-cell table:formula="of:=ROUND([.AR14])" office:value-type="float" office:value="2" calcext:value-type="float">
            <text:p>2</text:p>
          </table:table-cell>
          <table:table-cell table:formula="of:=ROUND([.AS14])" office:value-type="float" office:value="7" calcext:value-type="float">
            <text:p>7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6"/>
          <table:table-cell table:style-name="ce13" office:value-type="string" calcext:value-type="string">
            <text:p>ray_dist = ray_d_y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4]+[.$C$11]" office:value-type="float" office:value="9.33012701892219" calcext:value-type="float">
            <text:p>9.33012701892219</text:p>
          </table:table-cell>
          <table:table-cell table:style-name="ce10" table:formula="of:=[.AN14]+[.$C$10]" office:value-type="float" office:value="2.5" calcext:value-type="float">
            <text:p>2.5</text:p>
          </table:table-cell>
          <table:table-cell table:formula="of:=ROUND([.AM15])" office:value-type="float" office:value="9" calcext:value-type="float">
            <text:p>9</text:p>
          </table:table-cell>
          <table:table-cell table:formula="of:=ROUND([.AN15])" office:value-type="float" office:value="3" calcext:value-type="float">
            <text:p>3</text:p>
          </table:table-cell>
          <table:table-cell/>
          <table:table-cell table:formula="of:=[.AR14]-[.$C$11]" office:value-type="float" office:value="0.669872981077808" calcext:value-type="float">
            <text:p>0.669872981077808</text:p>
          </table:table-cell>
          <table:table-cell table:style-name="ce10" table:formula="of:=[.AS14]-[.$C$10]" office:value-type="float" office:value="7.5" calcext:value-type="float">
            <text:p>7.5</text:p>
          </table:table-cell>
          <table:table-cell table:formula="of:=ROUND([.AR15])" office:value-type="float" office:value="1" calcext:value-type="float">
            <text:p>1</text:p>
          </table:table-cell>
          <table:table-cell table:formula="of:=ROUND([.AS15])" office:value-type="float" office:value="8" calcext:value-type="float">
            <text:p>8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5]+[.$C$11]" office:value-type="float" office:value="10.1961524227066" calcext:value-type="float">
            <text:p>10.1961524227066</text:p>
          </table:table-cell>
          <table:table-cell table:style-name="ce10" table:formula="of:=[.AN15]+[.$C$10]" office:value-type="float" office:value="2" calcext:value-type="float">
            <text:p>2</text:p>
          </table:table-cell>
          <table:table-cell table:formula="of:=ROUND([.AM16])" office:value-type="float" office:value="10" calcext:value-type="float">
            <text:p>10</text:p>
          </table:table-cell>
          <table:table-cell table:formula="of:=ROUND([.AN16])" office:value-type="float" office:value="2" calcext:value-type="float">
            <text:p>2</text:p>
          </table:table-cell>
          <table:table-cell/>
          <table:table-cell table:formula="of:=[.AR15]-[.$C$11]" office:value-type="float" office:value="-0.19615242270663" calcext:value-type="float">
            <text:p>-0.19615242270663</text:p>
          </table:table-cell>
          <table:table-cell table:style-name="ce10" table:formula="of:=[.AS15]-[.$C$10]" office:value-type="float" office:value="8" calcext:value-type="float">
            <text:p>8</text:p>
          </table:table-cell>
          <table:table-cell table:formula="of:=ROUND([.AR16])" office:value-type="float" office:value="-0" calcext:value-type="float">
            <text:p>0</text:p>
          </table:table-cell>
          <table:table-cell table:formula="of:=ROUND([.AS16])" office:value-type="float" office:value="8" calcext:value-type="float">
            <text:p>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897"/>
        </table:table-row>
        <table:table-row table:style-name="ro2">
          <table:table-cell table:number-columns-repeated="4"/>
          <table:table-cell office:value-type="float" office:value="13" calcext:value-type="float">
            <text:p>13</text:p>
          </table:table-cell>
          <table:table-cell table:style-name="ce14" office:value-type="float" office:value="8" calcext:value-type="float">
            <text:p>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6]+[.$C$11]" office:value-type="float" office:value="11.0621778264911" calcext:value-type="float">
            <text:p>11.0621778264911</text:p>
          </table:table-cell>
          <table:table-cell table:style-name="ce10" table:formula="of:=[.AN16]+[.$C$10]" office:value-type="float" office:value="1.5" calcext:value-type="float">
            <text:p>1.5</text:p>
          </table:table-cell>
          <table:table-cell table:formula="of:=ROUND([.AM17])" office:value-type="float" office:value="11" calcext:value-type="float">
            <text:p>11</text:p>
          </table:table-cell>
          <table:table-cell table:formula="of:=ROUND([.AN17])" office:value-type="float" office:value="2" calcext:value-type="float">
            <text:p>2</text:p>
          </table:table-cell>
          <table:table-cell/>
          <table:table-cell table:formula="of:=[.AR16]-[.$C$11]" office:value-type="float" office:value="-1.06217782649107" calcext:value-type="float">
            <text:p>-1.06217782649107</text:p>
          </table:table-cell>
          <table:table-cell table:style-name="ce10" table:formula="of:=[.AS16]-[.$C$10]" office:value-type="float" office:value="8.5" calcext:value-type="float">
            <text:p>8.5</text:p>
          </table:table-cell>
          <table:table-cell table:formula="of:=ROUND([.AR17])" office:value-type="float" office:value="-1" calcext:value-type="float">
            <text:p>-1</text:p>
          </table:table-cell>
          <table:table-cell table:formula="of:=ROUND([.AS17])" office:value-type="float" office:value="9" calcext:value-type="float">
            <text:p>9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6"/>
          <table:table-cell table:style-name="ce13" table:number-columns-repeated="3"/>
          <table:table-cell table:style-name="ce24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7]+[.$C$11]" office:value-type="float" office:value="11.9282032302755" calcext:value-type="float">
            <text:p>11.9282032302755</text:p>
          </table:table-cell>
          <table:table-cell table:style-name="ce10" table:formula="of:=[.AN17]+[.$C$10]" office:value-type="float" office:value="0.999999999999997" calcext:value-type="float">
            <text:p>0.999999999999997</text:p>
          </table:table-cell>
          <table:table-cell table:formula="of:=ROUND([.AM18])" office:value-type="float" office:value="12" calcext:value-type="float">
            <text:p>12</text:p>
          </table:table-cell>
          <table:table-cell table:formula="of:=ROUND([.AN18])" office:value-type="float" office:value="1" calcext:value-type="float">
            <text:p>1</text:p>
          </table:table-cell>
          <table:table-cell/>
          <table:table-cell table:formula="of:=[.AR17]-[.$C$11]" office:value-type="float" office:value="-1.92820323027551" calcext:value-type="float">
            <text:p>-1.92820323027551</text:p>
          </table:table-cell>
          <table:table-cell table:style-name="ce10" table:formula="of:=[.AS17]-[.$C$10]" office:value-type="float" office:value="9" calcext:value-type="float">
            <text:p>9</text:p>
          </table:table-cell>
          <table:table-cell table:formula="of:=ROUND([.AR18])" office:value-type="float" office:value="-2" calcext:value-type="float">
            <text:p>-2</text:p>
          </table:table-cell>
          <table:table-cell table:formula="of:=ROUND([.AS18])" office:value-type="float" office:value="9" calcext:value-type="float">
            <text:p>9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18]+[.$C$11]" office:value-type="float" office:value="12.7942286340599" calcext:value-type="float">
            <text:p>12.7942286340599</text:p>
          </table:table-cell>
          <table:table-cell table:style-name="ce10" table:formula="of:=[.AN18]+[.$C$10]" office:value-type="float" office:value="0.499999999999996" calcext:value-type="float">
            <text:p>0.499999999999996</text:p>
          </table:table-cell>
          <table:table-cell table:formula="of:=ROUND([.AM19])" office:value-type="float" office:value="13" calcext:value-type="float">
            <text:p>13</text:p>
          </table:table-cell>
          <table:table-cell table:formula="of:=ROUND([.AN19])" office:value-type="float" office:value="0" calcext:value-type="float">
            <text:p>0</text:p>
          </table:table-cell>
          <table:table-cell/>
          <table:table-cell table:formula="of:=[.AR18]-[.$C$11]" office:value-type="float" office:value="-2.79422863405995" calcext:value-type="float">
            <text:p>-2.79422863405995</text:p>
          </table:table-cell>
          <table:table-cell table:style-name="ce10" table:formula="of:=[.AS18]-[.$C$10]" office:value-type="float" office:value="9.5" calcext:value-type="float">
            <text:p>9.5</text:p>
          </table:table-cell>
          <table:table-cell table:formula="of:=ROUND([.AR19])" office:value-type="float" office:value="-3" calcext:value-type="float">
            <text:p>-3</text:p>
          </table:table-cell>
          <table:table-cell table:formula="of:=ROUND([.AS19])" office:value-type="float" office:value="10" calcext:value-type="float">
            <text:p>1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7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9]+[.$C$11]" office:value-type="float" office:value="13.6602540378444" calcext:value-type="float">
            <text:p>13.6602540378444</text:p>
          </table:table-cell>
          <table:table-cell table:style-name="ce10" table:formula="of:=[.AN19]+[.$C$10]" office:value-type="float" office:value="-3.99680288865056E-015" calcext:value-type="float">
            <text:p>-3.99680288865056E-15</text:p>
          </table:table-cell>
          <table:table-cell table:formula="of:=ROUND([.AM20])" office:value-type="float" office:value="14" calcext:value-type="float">
            <text:p>14</text:p>
          </table:table-cell>
          <table:table-cell table:formula="of:=ROUND([.AN20])" office:value-type="float" office:value="-0" calcext:value-type="float">
            <text:p>0</text:p>
          </table:table-cell>
          <table:table-cell/>
          <table:table-cell table:formula="of:=[.AR19]-[.$C$11]" office:value-type="float" office:value="-3.66025403784438" calcext:value-type="float">
            <text:p>-3.66025403784438</text:p>
          </table:table-cell>
          <table:table-cell table:style-name="ce10" table:formula="of:=[.AS19]-[.$C$10]" office:value-type="float" office:value="10" calcext:value-type="float">
            <text:p>10</text:p>
          </table:table-cell>
          <table:table-cell table:formula="of:=ROUND([.AR20])" office:value-type="float" office:value="-4" calcext:value-type="float">
            <text:p>-4</text:p>
          </table:table-cell>
          <table:table-cell table:formula="of:=ROUND([.AS20])" office:value-type="float" office:value="10" calcext:value-type="float">
            <text:p>10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number-columns-repeated="906"/>
        </table:table-row>
        <table:table-row table:style-name="ro2">
          <table:table-cell table:number-columns-repeated="4"/>
          <table:table-cell office:value-type="float" office:value="9" calcext:value-type="float">
            <text:p>9</text:p>
          </table:table-cell>
          <table:table-cell table:style-name="ce14" office:value-type="float" office:value="12" calcext:value-type="float">
            <text:p>1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0]+[.$C$11]" office:value-type="float" office:value="14.5262794416288" calcext:value-type="float">
            <text:p>14.5262794416288</text:p>
          </table:table-cell>
          <table:table-cell table:style-name="ce10" table:formula="of:=[.AN20]+[.$C$10]" office:value-type="float" office:value="-0.500000000000004" calcext:value-type="float">
            <text:p>-0.500000000000004</text:p>
          </table:table-cell>
          <table:table-cell table:formula="of:=ROUND([.AM21])" office:value-type="float" office:value="15" calcext:value-type="float">
            <text:p>15</text:p>
          </table:table-cell>
          <table:table-cell table:formula="of:=ROUND([.AN21])" office:value-type="float" office:value="-1" calcext:value-type="float">
            <text:p>-1</text:p>
          </table:table-cell>
          <table:table-cell/>
          <table:table-cell table:formula="of:=[.AR20]-[.$C$11]" office:value-type="float" office:value="-4.52627944162882" calcext:value-type="float">
            <text:p>-4.52627944162882</text:p>
          </table:table-cell>
          <table:table-cell table:style-name="ce10" table:formula="of:=[.AS20]-[.$C$10]" office:value-type="float" office:value="10.5" calcext:value-type="float">
            <text:p>10.5</text:p>
          </table:table-cell>
          <table:table-cell table:formula="of:=ROUND([.AR21])" office:value-type="float" office:value="-5" calcext:value-type="float">
            <text:p>-5</text:p>
          </table:table-cell>
          <table:table-cell table:formula="of:=ROUND([.AS21])" office:value-type="float" office:value="11" calcext:value-type="float">
            <text:p>11</text:p>
          </table:table-cell>
          <table:table-cell table:number-columns-repeated="2"/>
          <table:table-cell table:formula="of:=[.AM21] / 5" office:value-type="float" office:value="2.90525588832576" calcext:value-type="float">
            <text:p>2.90525588832576</text:p>
          </table:table-cell>
          <table:table-cell table:formula="of:=[.AN21]/5" office:value-type="float" office:value="-0.100000000000001" calcext:value-type="float">
            <text:p>-0.100000000000001</text:p>
          </table:table-cell>
          <table:table-cell table:number-columns-repeated="912"/>
        </table:table-row>
        <table:table-row table:style-name="ro2">
          <table:table-cell/>
          <table:table-cell office:value-type="float" office:value="4.5" calcext:value-type="float">
            <text:p>4.5</text:p>
          </table:table-cell>
          <table:table-cell table:formula="of:=[.B22] / 5" office:value-type="float" office:value="0.9" calcext:value-type="float">
            <text:p>0.9</text:p>
          </table:table-cell>
          <table:table-cell/>
          <table:table-cell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1]+[.$C$11]" office:value-type="float" office:value="15.3923048454133" calcext:value-type="float">
            <text:p>15.3923048454133</text:p>
          </table:table-cell>
          <table:table-cell table:style-name="ce10" table:formula="of:=[.AN21]+[.$C$10]" office:value-type="float" office:value="-1" calcext:value-type="float">
            <text:p>-1</text:p>
          </table:table-cell>
          <table:table-cell table:formula="of:=ROUND([.AM22])" office:value-type="float" office:value="15" calcext:value-type="float">
            <text:p>15</text:p>
          </table:table-cell>
          <table:table-cell table:formula="of:=ROUND([.AN22])" office:value-type="float" office:value="-1" calcext:value-type="float">
            <text:p>-1</text:p>
          </table:table-cell>
          <table:table-cell/>
          <table:table-cell table:formula="of:=[.AR21]-[.$C$11]" office:value-type="float" office:value="-5.39230484541326" calcext:value-type="float">
            <text:p>-5.39230484541326</text:p>
          </table:table-cell>
          <table:table-cell table:style-name="ce10" table:formula="of:=[.AS21]-[.$C$10]" office:value-type="float" office:value="11" calcext:value-type="float">
            <text:p>11</text:p>
          </table:table-cell>
          <table:table-cell table:formula="of:=ROUND([.AR22])" office:value-type="float" office:value="-5" calcext:value-type="float">
            <text:p>-5</text:p>
          </table:table-cell>
          <table:table-cell table:formula="of:=ROUND([.AS22])" office:value-type="float" office:value="11" calcext:value-type="float">
            <text:p>11</text:p>
          </table:table-cell>
          <table:table-cell table:number-columns-repeated="916"/>
        </table:table-row>
        <table:table-row table:style-name="ro2">
          <table:table-cell/>
          <table:table-cell table:formula="of:=[.AM18] +[.C11]" office:value-type="float" office:value="12.7942286340599" calcext:value-type="float">
            <text:p>12.7942286340599</text:p>
          </table:table-cell>
          <table:table-cell table:formula="of:=[.B23] / 5" office:value-type="float" office:value="2.55884572681199" calcext:value-type="float">
            <text:p>2.55884572681199</text:p>
          </table:table-cell>
          <table:table-cell/>
          <table:table-cell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2]+[.$C$11]" office:value-type="float" office:value="16.2583302491977" calcext:value-type="float">
            <text:p>16.2583302491977</text:p>
          </table:table-cell>
          <table:table-cell table:style-name="ce10" table:formula="of:=[.AN22]+[.$C$10]" office:value-type="float" office:value="-1.50000000000001" calcext:value-type="float">
            <text:p>-1.50000000000001</text:p>
          </table:table-cell>
          <table:table-cell table:formula="of:=ROUND([.AM23])" office:value-type="float" office:value="16" calcext:value-type="float">
            <text:p>16</text:p>
          </table:table-cell>
          <table:table-cell table:formula="of:=ROUND([.AN23])" office:value-type="float" office:value="-2" calcext:value-type="float">
            <text:p>-2</text:p>
          </table:table-cell>
          <table:table-cell/>
          <table:table-cell table:formula="of:=[.AR22]-[.$C$11]" office:value-type="float" office:value="-6.2583302491977" calcext:value-type="float">
            <text:p>-6.2583302491977</text:p>
          </table:table-cell>
          <table:table-cell table:style-name="ce10" table:formula="of:=[.AS22]-[.$C$10]" office:value-type="float" office:value="11.5" calcext:value-type="float">
            <text:p>11.5</text:p>
          </table:table-cell>
          <table:table-cell table:formula="of:=ROUND([.AR23])" office:value-type="float" office:value="-6" calcext:value-type="float">
            <text:p>-6</text:p>
          </table:table-cell>
          <table:table-cell table:formula="of:=ROUND([.AS23])" office:value-type="float" office:value="12" calcext:value-type="float">
            <text:p>12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table:style-name="ce14" office:value-type="float" office:value="15" calcext:value-type="float">
            <text:p>1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23]+[.$C$11]" office:value-type="float" office:value="17.1243556529821" calcext:value-type="float">
            <text:p>17.1243556529821</text:p>
          </table:table-cell>
          <table:table-cell table:style-name="ce10" table:formula="of:=[.AN23]+[.$C$10]" office:value-type="float" office:value="-2.00000000000001" calcext:value-type="float">
            <text:p>-2.00000000000001</text:p>
          </table:table-cell>
          <table:table-cell table:formula="of:=ROUND([.AM24])" office:value-type="float" office:value="17" calcext:value-type="float">
            <text:p>17</text:p>
          </table:table-cell>
          <table:table-cell table:formula="of:=ROUND([.AN24])" office:value-type="float" office:value="-2" calcext:value-type="float">
            <text:p>-2</text:p>
          </table:table-cell>
          <table:table-cell/>
          <table:table-cell table:formula="of:=[.AR23]-[.$C$11]" office:value-type="float" office:value="-7.12435565298214" calcext:value-type="float">
            <text:p>-7.12435565298214</text:p>
          </table:table-cell>
          <table:table-cell table:style-name="ce10" table:formula="of:=[.AS23]-[.$C$10]" office:value-type="float" office:value="12" calcext:value-type="float">
            <text:p>12</text:p>
          </table:table-cell>
          <table:table-cell table:formula="of:=ROUND([.AR24])" office:value-type="float" office:value="-7" calcext:value-type="float">
            <text:p>-7</text:p>
          </table:table-cell>
          <table:table-cell table:formula="of:=ROUND([.AS24])" office:value-type="float" office:value="12" calcext:value-type="float">
            <text:p>12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table:style-name="ce14" office:value-type="float" office:value="16" calcext:value-type="float">
            <text:p>1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office:value-type="string" calcext:value-type="string">
            <text:p><text:s text:c="2"/></text:p>
          </table:table-cell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4]+[.$C$11]" office:value-type="float" office:value="17.9903810567666" calcext:value-type="float">
            <text:p>17.9903810567666</text:p>
          </table:table-cell>
          <table:table-cell table:style-name="ce10" table:formula="of:=[.AN24]+[.$C$10]" office:value-type="float" office:value="-2.50000000000001" calcext:value-type="float">
            <text:p>-2.50000000000001</text:p>
          </table:table-cell>
          <table:table-cell table:formula="of:=ROUND([.AM25])" office:value-type="float" office:value="18" calcext:value-type="float">
            <text:p>18</text:p>
          </table:table-cell>
          <table:table-cell table:formula="of:=ROUND([.AN25])" office:value-type="float" office:value="-3" calcext:value-type="float">
            <text:p>-3</text:p>
          </table:table-cell>
          <table:table-cell/>
          <table:table-cell table:formula="of:=[.AR24]-[.$C$11]" office:value-type="float" office:value="-7.99038105676658" calcext:value-type="float">
            <text:p>-7.99038105676658</text:p>
          </table:table-cell>
          <table:table-cell table:style-name="ce10" table:formula="of:=[.AS24]-[.$C$10]" office:value-type="float" office:value="12.5" calcext:value-type="float">
            <text:p>12.5</text:p>
          </table:table-cell>
          <table:table-cell table:formula="of:=ROUND([.AR25])" office:value-type="float" office:value="-8" calcext:value-type="float">
            <text:p>-8</text:p>
          </table:table-cell>
          <table:table-cell table:formula="of:=ROUND([.AS25])" office:value-type="float" office:value="13" calcext:value-type="float">
            <text:p>13</text:p>
          </table:table-cell>
          <table:table-cell table:number-columns-repeated="17"/>
          <table:table-cell office:value-type="string" calcext:value-type="string">
            <text:p> </text:p>
          </table:table-cell>
          <table:table-cell table:number-columns-repeated="898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style-name="ce14" office:value-type="float" office:value="17" calcext:value-type="float">
            <text:p>1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5]+[.$C$11]" office:value-type="float" office:value="18.856406460551" calcext:value-type="float">
            <text:p>18.856406460551</text:p>
          </table:table-cell>
          <table:table-cell table:style-name="ce10" table:formula="of:=[.AN25]+[.$C$10]" office:value-type="float" office:value="-3.00000000000001" calcext:value-type="float">
            <text:p>-3.00000000000001</text:p>
          </table:table-cell>
          <table:table-cell table:formula="of:=ROUND([.AM26])" office:value-type="float" office:value="19" calcext:value-type="float">
            <text:p>19</text:p>
          </table:table-cell>
          <table:table-cell table:formula="of:=ROUND([.AN26])" office:value-type="float" office:value="-3" calcext:value-type="float">
            <text:p>-3</text:p>
          </table:table-cell>
          <table:table-cell/>
          <table:table-cell table:formula="of:=[.AR25]-[.$C$11]" office:value-type="float" office:value="-8.85640646055101" calcext:value-type="float">
            <text:p>-8.85640646055101</text:p>
          </table:table-cell>
          <table:table-cell table:style-name="ce10" table:formula="of:=[.AS25]-[.$C$10]" office:value-type="float" office:value="13" calcext:value-type="float">
            <text:p>13</text:p>
          </table:table-cell>
          <table:table-cell table:formula="of:=ROUND([.AR26])" office:value-type="float" office:value="-9" calcext:value-type="float">
            <text:p>-9</text:p>
          </table:table-cell>
          <table:table-cell table:formula="of:=ROUND([.AS26])" office:value-type="float" office:value="13" calcext:value-type="float">
            <text:p>13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table:style-name="ce14" office:value-type="float" office:value="18" calcext:value-type="float">
            <text:p>1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6]+[.$C$11]" office:value-type="float" office:value="19.7224318643354" calcext:value-type="float">
            <text:p>19.7224318643354</text:p>
          </table:table-cell>
          <table:table-cell table:style-name="ce10" table:formula="of:=[.AN26]+[.$C$10]" office:value-type="float" office:value="-3.50000000000001" calcext:value-type="float">
            <text:p>-3.50000000000001</text:p>
          </table:table-cell>
          <table:table-cell table:formula="of:=ROUND([.AM27])" office:value-type="float" office:value="20" calcext:value-type="float">
            <text:p>20</text:p>
          </table:table-cell>
          <table:table-cell table:formula="of:=ROUND([.AN27])" office:value-type="float" office:value="-4" calcext:value-type="float">
            <text:p>-4</text:p>
          </table:table-cell>
          <table:table-cell/>
          <table:table-cell table:formula="of:=[.AR26]-[.$C$11]" office:value-type="float" office:value="-9.72243186433545" calcext:value-type="float">
            <text:p>-9.72243186433545</text:p>
          </table:table-cell>
          <table:table-cell table:style-name="ce10" table:formula="of:=[.AS26]-[.$C$10]" office:value-type="float" office:value="13.5" calcext:value-type="float">
            <text:p>13.5</text:p>
          </table:table-cell>
          <table:table-cell table:formula="of:=ROUND([.AR27])" office:value-type="float" office:value="-10" calcext:value-type="float">
            <text:p>-10</text:p>
          </table:table-cell>
          <table:table-cell table:formula="of:=ROUND([.AS27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%3CmxGraphModel%3E%3Croot%3E%3CmxCell%20id%3D%220%22%2F%3E%3CmxCell%20id%3D%221%22%20parent%3D%220%22%2F%3E%3CmxCell%20id%3D%222%22%20value%3D%22%26lt%3Bb%26gt%3B1%26lt%3B%2Fb%26gt%3B%22%20style%3D%22ellipse%3BwhiteSpace%3Dwrap%3Bhtml%3D1%3B%22%20vertex%3D%221%22%20parent%3D%221%22%3E%3CmxGeometry%20x%3D%22560%22%20y%3D%22410%22%20width%3D%2240.44%22%20height%3D%2240%22%20as%3D%22geometry%22%2F%3E%3C%2FmxCell%3E%3C%2Froot%3E%3C%2FmxGraphModel%3E</text:p>
          </table:table-cell>
          <table:table-cell table:number-columns-repeated="913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table:style-name="ce14" office:value-type="float" office:value="19" calcext:value-type="float">
            <text:p>1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7]+[.$C$11]" office:value-type="float" office:value="20.5884572681199" calcext:value-type="float">
            <text:p>20.5884572681199</text:p>
          </table:table-cell>
          <table:table-cell table:style-name="ce10" table:formula="of:=[.AN27]+[.$C$10]" office:value-type="float" office:value="-4.00000000000001" calcext:value-type="float">
            <text:p>-4.00000000000001</text:p>
          </table:table-cell>
          <table:table-cell table:formula="of:=ROUND([.AM28])" office:value-type="float" office:value="21" calcext:value-type="float">
            <text:p>21</text:p>
          </table:table-cell>
          <table:table-cell table:formula="of:=ROUND([.AN28])" office:value-type="float" office:value="-4" calcext:value-type="float">
            <text:p>-4</text:p>
          </table:table-cell>
          <table:table-cell/>
          <table:table-cell table:formula="of:=[.AR27]-[.$C$11]" office:value-type="float" office:value="-10.5884572681199" calcext:value-type="float">
            <text:p>-10.5884572681199</text:p>
          </table:table-cell>
          <table:table-cell table:style-name="ce10" table:formula="of:=[.AS27]-[.$C$10]" office:value-type="float" office:value="14" calcext:value-type="float">
            <text:p>14</text:p>
          </table:table-cell>
          <table:table-cell table:formula="of:=ROUND([.AR28])" office:value-type="float" office:value="-11" calcext:value-type="float">
            <text:p>-11</text:p>
          </table:table-cell>
          <table:table-cell table:formula="of:=ROUND([.AS28])" office:value-type="float" office:value="14" calcext:value-type="float">
            <text:p>14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13" table:number-columns-repeated="4"/>
          <table:table-cell table:style-name="ce12"/>
          <table:table-cell table:number-columns-repeated="2"/>
          <table:table-cell table:formula="of:=[.AM28]+[.$C$11]" office:value-type="float" office:value="21.4544826719043" calcext:value-type="float">
            <text:p>21.4544826719043</text:p>
          </table:table-cell>
          <table:table-cell table:style-name="ce10" table:formula="of:=[.AN28]+[.$C$10]" office:value-type="float" office:value="-4.50000000000001" calcext:value-type="float">
            <text:p>-4.50000000000001</text:p>
          </table:table-cell>
          <table:table-cell table:formula="of:=ROUND([.AM29])" office:value-type="float" office:value="21" calcext:value-type="float">
            <text:p>21</text:p>
          </table:table-cell>
          <table:table-cell table:formula="of:=ROUND([.AN29])" office:value-type="float" office:value="-5" calcext:value-type="float">
            <text:p>-5</text:p>
          </table:table-cell>
          <table:table-cell/>
          <table:table-cell table:formula="of:=[.AR28]-[.$C$11]" office:value-type="float" office:value="-11.4544826719043" calcext:value-type="float">
            <text:p>-11.4544826719043</text:p>
          </table:table-cell>
          <table:table-cell table:style-name="ce10" table:formula="of:=[.AS28]-[.$C$10]" office:value-type="float" office:value="14.5" calcext:value-type="float">
            <text:p>14.5</text:p>
          </table:table-cell>
          <table:table-cell table:formula="of:=ROUND([.AR29])" office:value-type="float" office:value="-11" calcext:value-type="float">
            <text:p>-11</text:p>
          </table:table-cell>
          <table:table-cell table:formula="of:=ROUND([.AS29])" office:value-type="float" office:value="15" calcext:value-type="float">
            <text:p>15</text:p>
          </table:table-cell>
          <table:table-cell table:number-columns-repeated="916"/>
        </table:table-row>
        <table:table-row table:style-name="ro2"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  <table:table-cell table:formula="of:=[.AM29]+[.$C$11]" office:value-type="float" office:value="22.3205080756888" calcext:value-type="float">
            <text:p>22.3205080756888</text:p>
          </table:table-cell>
          <table:table-cell table:style-name="ce10" table:formula="of:=[.AN29]+[.$C$10]" office:value-type="float" office:value="-5.00000000000001" calcext:value-type="float">
            <text:p>-5.00000000000001</text:p>
          </table:table-cell>
          <table:table-cell table:formula="of:=ROUND([.AM30])" office:value-type="float" office:value="22" calcext:value-type="float">
            <text:p>22</text:p>
          </table:table-cell>
          <table:table-cell table:formula="of:=ROUND([.AN30])" office:value-type="float" office:value="-5" calcext:value-type="float">
            <text:p>-5</text:p>
          </table:table-cell>
          <table:table-cell/>
          <table:table-cell table:formula="of:=[.AR29]-[.$C$11]" office:value-type="float" office:value="-12.3205080756888" calcext:value-type="float">
            <text:p>-12.3205080756888</text:p>
          </table:table-cell>
          <table:table-cell table:style-name="ce10" table:formula="of:=[.AS29]-[.$C$10]" office:value-type="float" office:value="15" calcext:value-type="float">
            <text:p>15</text:p>
          </table:table-cell>
          <table:table-cell table:formula="of:=ROUND([.AR30])" office:value-type="float" office:value="-12" calcext:value-type="float">
            <text:p>-12</text:p>
          </table:table-cell>
          <table:table-cell table:formula="of:=ROUND([.AS30])" office:value-type="float" office:value="15" calcext:value-type="float">
            <text:p>15</text:p>
          </table:table-cell>
          <table:table-cell table:number-columns-repeated="916"/>
        </table:table-row>
        <table:table-row table:style-name="ro2">
          <table:table-cell table:number-columns-repeated="38"/>
          <table:table-cell table:formula="of:=[.AM30]+[.$C$11]" office:value-type="float" office:value="23.1865334794732" calcext:value-type="float">
            <text:p>23.1865334794732</text:p>
          </table:table-cell>
          <table:table-cell table:style-name="ce10" table:formula="of:=[.AN30]+[.$C$10]" office:value-type="float" office:value="-5.50000000000001" calcext:value-type="float">
            <text:p>-5.50000000000001</text:p>
          </table:table-cell>
          <table:table-cell table:formula="of:=ROUND([.AM31])" office:value-type="float" office:value="23" calcext:value-type="float">
            <text:p>23</text:p>
          </table:table-cell>
          <table:table-cell table:formula="of:=ROUND([.AN31])" office:value-type="float" office:value="-6" calcext:value-type="float">
            <text:p>-6</text:p>
          </table:table-cell>
          <table:table-cell/>
          <table:table-cell table:formula="of:=[.AR30]-[.$C$11]" office:value-type="float" office:value="-13.1865334794732" calcext:value-type="float">
            <text:p>-13.1865334794732</text:p>
          </table:table-cell>
          <table:table-cell table:style-name="ce10" table:formula="of:=[.AS30]-[.$C$10]" office:value-type="float" office:value="15.5" calcext:value-type="float">
            <text:p>15.5</text:p>
          </table:table-cell>
          <table:table-cell table:formula="of:=ROUND([.AR31])" office:value-type="float" office:value="-13" calcext:value-type="float">
            <text:p>-13</text:p>
          </table:table-cell>
          <table:table-cell table:formula="of:=ROUND([.AS31])" office:value-type="float" office:value="16" calcext:value-type="float">
            <text:p>16</text:p>
          </table:table-cell>
          <table:table-cell table:number-columns-repeated="916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 table:number-columns-repeated="38"/>
          <table:table-cell table:formula="of:=[.C11]*5" office:value-type="float" office:value="4.33012701892219" calcext:value-type="float">
            <text:p>4.33012701892219</text:p>
          </table:table-cell>
          <table:table-cell table:style-name="ce10" table:formula="of:=[.C10]*5" office:value-type="float" office:value="-2.5" calcext:value-type="float">
            <text:p>-2.5</text:p>
          </table:table-cell>
          <table:table-cell table:formula="of:=ROUND([.AM33])" office:value-type="float" office:value="4" calcext:value-type="float">
            <text:p>4</text:p>
          </table:table-cell>
          <table:table-cell table:formula="of:=ROUND([.AN33])" office:value-type="float" office:value="-3" calcext:value-type="float">
            <text:p>-3</text:p>
          </table:table-cell>
          <table:table-cell table:number-columns-repeated="14"/>
          <table:table-cell office:value-type="float" office:value="93" calcext:value-type="float">
            <text:p>93</text:p>
          </table:table-cell>
          <table:table-cell table:number-columns-repeated="906"/>
        </table:table-row>
        <table:table-row table:style-name="ro2">
          <table:table-cell table:number-columns-repeated="38"/>
          <table:table-cell table:formula="of:=[.AO33]+[.$AM$33]" office:value-type="float" office:value="8.33012701892219" calcext:value-type="float">
            <text:p>8.33012701892219</text:p>
          </table:table-cell>
          <table:table-cell table:style-name="ce10" table:formula="of:=[.AP33]+[.$AN$33]" office:value-type="float" office:value="-5.5" calcext:value-type="float">
            <text:p>-5.5</text:p>
          </table:table-cell>
          <table:table-cell table:formula="of:=ROUND([.AM34])" office:value-type="float" office:value="8" calcext:value-type="float">
            <text:p>8</text:p>
          </table:table-cell>
          <table:table-cell table:formula="of:=ROUND([.AN34])" office:value-type="float" office:value="-6" calcext:value-type="float">
            <text:p>-6</text:p>
          </table:table-cell>
          <table:table-cell table:number-columns-repeated="921"/>
        </table:table-row>
        <table:table-row table:style-name="ro2">
          <table:table-cell table:number-columns-repeated="38"/>
          <table:table-cell table:formula="of:=[.AO34]+[.$AM$33]" office:value-type="float" office:value="12.3301270189222" calcext:value-type="float">
            <text:p>12.3301270189222</text:p>
          </table:table-cell>
          <table:table-cell table:style-name="ce10" table:formula="of:=[.AP34]+[.$AN$33]" office:value-type="float" office:value="-8.5" calcext:value-type="float">
            <text:p>-8.5</text:p>
          </table:table-cell>
          <table:table-cell table:formula="of:=ROUND([.AM35])" office:value-type="float" office:value="12" calcext:value-type="float">
            <text:p>12</text:p>
          </table:table-cell>
          <table:table-cell table:formula="of:=ROUND([.AN35])" office:value-type="float" office:value="-9" calcext:value-type="float">
            <text:p>-9</text:p>
          </table:table-cell>
          <table:table-cell table:number-columns-repeated="921"/>
        </table:table-row>
        <table:table-row table:style-name="ro2" table:number-rows-repeated="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 table:number-columns-repeated="39"/>
          <table:table-cell table:style-name="ce10"/>
          <table:table-cell table:formula="of:=POWER([.C10]/[.C11]; 2)" office:value-type="float" office:value="0.333333333333334" calcext:value-type="float">
            <text:p>0.333333333333334</text:p>
          </table:table-cell>
          <table:table-cell table:number-columns-repeated="9"/>
          <table:table-cell table:formula="of:=POWER(2;2)" office:value-type="float" office:value="4" calcext:value-type="float">
            <text:p>4</text:p>
          </table:table-cell>
          <table:table-cell table:number-columns-repeated="912"/>
        </table:table-row>
        <table:table-row table:style-name="ro2">
          <table:table-cell table:number-columns-repeated="39"/>
          <table:table-cell office:value-type="string" calcext:value-type="string">
            <text:p>hip</text:p>
          </table:table-cell>
          <table:table-cell table:number-columns-repeated="923"/>
        </table:table-row>
        <table:table-row table:style-name="ro2">
          <table:table-cell table:number-columns-repeated="39"/>
          <table:table-cell office:value-type="string" calcext:value-type="string">
            <text:p>Sx</text:p>
          </table:table-cell>
          <table:table-cell table:formula="of:=SQRT(1 + POWER([.C10]/[.C11];2))" office:value-type="float" office:value="1.15470053837925" calcext:value-type="float">
            <text:p>1.15470053837925</text:p>
          </table:table-cell>
          <table:table-cell table:number-columns-repeated="922"/>
        </table:table-row>
        <table:table-row table:style-name="ro2">
          <table:table-cell table:number-columns-repeated="39"/>
          <table:table-cell office:value-type="string" calcext:value-type="string">
            <text:p>Sy </text:p>
          </table:table-cell>
          <table:table-cell table:formula="of:=SQRT(1 + POWER([.C11]/[.C10];2))" office:value-type="float" office:value="2" calcext:value-type="float">
            <text:p>2</text:p>
          </table:table-cell>
          <table:table-cell table:number-columns-repeated="922"/>
        </table:table-row>
        <table:table-row table:style-name="ro2" table:number-rows-repeated="1048534">
          <table:table-cell table:number-columns-repeated="963"/>
        </table:table-row>
        <table:table-row table:style-name="ro2">
          <table:table-cell table:number-columns-repeated="963"/>
        </table:table-row>
      </table:table>
      <table:table table:name="Sheet3" table:style-name="ta1">
        <table:shapes>
          <draw:line draw:z-index="0" draw:name="Line 8" draw:style-name="gr2" draw:text-style-name="P2" svg:x1="7.1004in" svg:y1="1.6736in" svg:x2="5.4472in" svg:y2="2.565in">
            <text:p/>
          </draw:line>
          <draw:line draw:z-index="1" draw:name="Line 9" draw:style-name="gr2" draw:text-style-name="P2" svg:x1="5.4287in" svg:y1="4.1063in" svg:x2="8.152in" svg:y2="4.0803in">
            <text:p/>
          </draw:line>
        </table:shapes>
        <table:table-column table:style-name="co18" table:number-columns-repeated="16384" table:default-cell-style-name="Default"/>
        <table:table-row table:style-name="ro3" table:number-rows-repeated="11">
          <table:table-cell table:number-columns-repeated="16384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3" table:number-rows-repeated="104854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20" number:min-decimal-places="20" number:min-integer-digits="1"/>
    </number:number-style>
    <number:number-style style:name="N130">
      <number:number number:decimal-places="19" number:min-decimal-places="19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7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/>
    </number:number-style>
    <number:number-style style:name="N152">
      <number:number number:decimal-places="5" number:min-decimal-places="5" number:min-integer-digits="1"/>
    </number:number-style>
    <number:number-style style:name="N153">
      <number:number number:decimal-places="13" number:min-decimal-places="13" number:min-integer-digits="1"/>
    </number:number-style>
    <number:number-style style:name="N154">
      <number:number number:decimal-places="12" number:min-decimal-places="12" number:min-integer-digits="1"/>
    </number:number-style>
    <number:number-style style:name="N155">
      <number:number number:decimal-places="11" number:min-decimal-places="11" number:min-integer-digits="1"/>
    </number:number-style>
    <number:number-style style:name="N156">
      <number:number number:decimal-places="10" number:min-decimal-places="10" number:min-integer-digits="1"/>
    </number:number-style>
    <number:number-style style:name="N157">
      <number:number number:decimal-places="9" number:min-decimal-places="9" number:min-integer-digits="1"/>
    </number:number-style>
    <number:number-style style:name="N158">
      <number:number number:decimal-places="8" number:min-decimal-places="8" number:min-integer-digits="1"/>
    </number:number-style>
    <number:number-style style:name="N159">
      <number:number number:decimal-places="7" number:min-decimal-places="7" number:min-integer-digits="1"/>
    </number:number-style>
    <number:number-style style:name="N16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Arrowheads_20_2" draw:display-name="Arrowheads 2" svg:viewBox="0 0 20 13" svg:d="M0 13l10-13 10 13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2:22:15.1023726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5-01-15T12:36:03.916948081</dc:date>
    <meta:editing-duration>P1DT11H19M31S</meta:editing-duration>
    <meta:editing-cycles>19</meta:editing-cycles>
    <meta:generator>LibreOffice/24.8.3.2$Linux_X86_64 LibreOffice_project/e14c9fdd1f585efcbb2c5363087a99d20928d522</meta:generator>
    <meta:document-statistic meta:table-count="3" meta:cell-count="367" meta:object-count="14"/>
  </office:meta>
</office:document-meta>
</file>